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officeooo:rsid="000903f1" officeooo:paragraph-rsid="000903f1" style:font-size-asian="21pt" style:language-asian="zxx" style:country-asian="none" style:font-size-complex="24pt" style:language-complex="zxx" style:country-complex="none"/>
    </style:style>
    <style:style style:name="P2" style:family="paragraph" style:parent-style-name="Standard">
      <style:paragraph-properties fo:text-align="center" style:justify-single-word="false"/>
      <style:text-properties fo:font-size="24pt" fo:language="fr" fo:country="FR" officeooo:rsid="000903f1" officeooo:paragraph-rsid="000903f1" style:font-size-asian="21pt" style:font-size-complex="24pt"/>
    </style:style>
    <style:style style:name="P3" style:family="paragraph" style:parent-style-name="Standard">
      <style:paragraph-properties fo:text-align="start" style:justify-single-word="false"/>
      <style:text-properties fo:font-size="24pt" fo:language="fr" fo:country="FR" officeooo:rsid="00098c55" officeooo:paragraph-rsid="00098c55" style:font-size-asian="21pt" style:font-size-complex="24pt"/>
    </style:style>
    <style:style style:name="P4" style:family="paragraph" style:parent-style-name="Standard">
      <style:text-properties fo:font-size="24pt" fo:language="fr" fo:country="FR" officeooo:rsid="000ba626" officeooo:paragraph-rsid="000ba626" style:font-size-asian="21pt" style:font-size-complex="24pt"/>
    </style:style>
    <style:style style:name="P5" style:family="paragraph" style:parent-style-name="Standard">
      <style:text-properties fo:font-size="24pt" fo:language="fr" fo:country="FR" officeooo:rsid="000c8580" officeooo:paragraph-rsid="000c8580" style:font-size-asian="21pt" style:font-size-complex="24pt"/>
    </style:style>
    <style:style style:name="P6" style:family="paragraph" style:parent-style-name="Standard">
      <style:text-properties fo:language="fr" fo:country="FR"/>
    </style:style>
    <style:style style:name="P7" style:family="paragraph" style:parent-style-name="Standard">
      <style:text-properties fo:font-size="18pt" fo:language="fr" fo:country="FR" officeooo:rsid="0009d746" style:font-size-asian="15.75pt" style:font-size-complex="18pt"/>
    </style:style>
    <style:style style:name="P8" style:family="paragraph" style:parent-style-name="Standard">
      <style:text-properties fo:font-size="18pt" fo:language="fr" fo:country="FR" officeooo:rsid="000ba626" officeooo:paragraph-rsid="000ba626" style:font-size-asian="15.75pt" style:font-size-complex="18pt"/>
    </style:style>
    <style:style style:name="T1" style:family="text">
      <style:text-properties officeooo:rsid="00098c55"/>
    </style:style>
    <style:style style:name="T2" style:family="text">
      <style:text-properties fo:font-size="18pt" style:font-size-asian="15.75pt" style:font-size-complex="18pt"/>
    </style:style>
    <style:style style:name="T3" style:family="text">
      <style:text-properties fo:font-size="18pt" officeooo:rsid="00098c55" style:font-size-asian="15.75pt" style:font-size-complex="18pt"/>
    </style:style>
    <style:style style:name="T4" style:family="text">
      <style:text-properties fo:font-size="18pt" officeooo:rsid="0009d746" style:font-size-asian="15.75pt" style:font-size-complex="18pt"/>
    </style:style>
    <style:style style:name="T5" style:family="text">
      <style:text-properties fo:font-size="18pt" officeooo:rsid="000ad3f0" style:font-size-asian="15.75pt" style:font-size-complex="18pt"/>
    </style:style>
    <style:style style:name="T6" style:family="text">
      <style:text-properties fo:font-size="18pt" officeooo:rsid="000c8580" style:font-size-asian="15.75pt" style:font-size-complex="18pt"/>
    </style:style>
    <style:style style:name="T7" style:family="text">
      <style:text-properties fo:font-size="18pt" officeooo:rsid="000d7487" style:font-size-asian="15.75pt" style:font-size-complex="18pt"/>
    </style:style>
    <style:style style:name="T8" style:family="text">
      <style:text-properties fo:font-size="24pt" officeooo:rsid="00098c55" style:font-size-asian="21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text:span text:style-name="T1">différentes</text:span> <text:span text:style-name="T1">possibilité</text:span> de <text:span text:style-name="T1">communication</text:span> entre le <text:span text:style-name="T1">téléphone</text:span> et le <text:span text:style-name="T1">maître</text:span></text:p>
      <text:p text:style-name="P2"/>
      <text:p text:style-name="P2"/>
      <text:p text:style-name="P1"/>
      <text:p text:style-name="P3">1. Wifi</text:p>
      <text:p text:style-name="P6"><text:span text:style-name="T8"><text:tab/></text:span><text:span text:style-name="T3">J'ai pens</text:span><text:span text:style-name="T7">é</text:span><text:span text:style-name="T3"> en premier au wifi car on l'utilise couramment dans la vie de tout les jour pour le transmission de donner. Or je me suis vite rendu compte que cela était disproportionner par rapport au projet , car cela demande beaucoup d’énergie pour un débit largement supérieure a celui souhaiter. </text:span><text:span text:style-name="T4">De plus les modules reste </text:span><text:span text:style-name="T5">plutôt</text:span><text:span text:style-name="T4"> chers (20 euros pour les premiers bon marcher).</text:span><text:span text:style-name="T6">Le seul avantage et que plusieurs personne pourrait être connecter en même temps .</text:span></text:p>
      <text:p text:style-name="P7"/>
      <text:p text:style-name="P4">2. Le réseau (3G)</text:p>
      <text:p text:style-name="P4"><text:tab/><text:span text:style-name="T2">Ce mode de communication a de suite était écarter car bien trop difficile et coûteux a mettre en place . En effet il est nécessaire d’embarquer un module GSM avec une carte SIM et donc de possédez un abonnement . De plus si l’opération se déroule dans un endroit ou l’on ne capte pas cela rendre le système inutilisable.</text:span></text:p>
      <text:p text:style-name="P8"/>
      <text:p text:style-name="P5">3. Le Bluetooth</text:p>
      <text:p text:style-name="P5"><text:tab/><text:span text:style-name="T2">Ce mode de communication et celui choisie car il est le moins coûteux en énergie et au niveau budgétaire. En effet les module ne <text:s/>coûte que 5euro pour une porte d’environs 40m pour seulement une consommation de 50mA en 3,3V.Il possède aussi une vitesse de transmission bien suffisante 1Mbps.Inconvenient une seule personne a la fois peut être connecter sur le maître , ce qui en soit peut aussi être le fonctionnement souhaiter (éviter les confl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13S</meta:editing-duration>
    <meta:editing-cycles>8</meta:editing-cycles>
    <meta:generator>LibreOffice/5.3.7.2$Windows_X86_64 LibreOffice_project/6b8ed514a9f8b44d37a1b96673cbbdd077e24059</meta:generator>
    <dc:date>2018-01-17T09:03:10.919000000</dc:date>
    <meta:document-statistic meta:table-count="0" meta:image-count="0" meta:object-count="0" meta:page-count="1" meta:paragraph-count="7" meta:word-count="232" meta:character-count="1346" meta:non-whitespace-character-count="1117"/>
    <meta:user-defined meta:name="Info 1"/>
    <meta:user-defined meta:name="Info 2"/>
    <meta:user-defined meta:name="Info 3"/>
    <meta:user-defined meta:name="Info 4"/>
  </office:meta>
</office:document-meta>
</file>